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31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32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93999791443203826" text:style-name="L1">
        <text:list-item>
          <text:p text:style-name="P30">Create new feature out of your old ones</text:p>
        </text:list-item>
        <text:list-item>
          <text:p text:style-name="P30">Convert feature</text:p>
        </text:list-item>
        <text:list-item>
          <text:p text:style-name="P30">Complete feature</text:p>
        </text:list-item>
        <text:list-item>
          <text:p text:style-name="P30">Complete and convert feature</text:p>
        </text:list-item>
        <text:list-item>
          <text:p text:style-name="P30">Drop features</text:p>
        </text:list-item>
        <text:list-item>
          <text:p text:style-name="P30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</text:span><text:soft-page-break/><text:span text:style-name="T16">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31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/>
      <text:p text:style-name="P28">Dropping a feature</text:p>
      <text:p text:style-name="P28"/>
      <text:p text:style-name="P32">dataFrame <text:s/>= dataFrame.drop(['ColumnName'], axis=1)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23T21:44:09.886728657</dc:date>
    <meta:editing-duration>P1DT19H31M11S</meta:editing-duration>
    <meta:editing-cycles>85</meta:editing-cycles>
    <meta:generator>LibreOffice/4.4.6.3$Linux_X86_64 LibreOffice_project/40m0$Build-3</meta:generator>
    <meta:document-statistic meta:table-count="0" meta:image-count="0" meta:object-count="0" meta:page-count="3" meta:paragraph-count="104" meta:word-count="953" meta:character-count="6287" meta:non-whitespace-character-count="5338"/>
  </office:meta>
</office:document-meta>
</file>